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1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presentation:style-name="pr1" draw:layer="layout" svg:width="25.199cm" svg:height="3.506cm" svg:x="1.2cm" svg:y="7cm" presentation:class="title" presentation:user-transformed="true">
          <draw:text-box>
            <text:p>Programme de visualisation de la cor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9">
        <draw:frame presentation:style-name="pr1" draw:layer="layout" svg:width="25.199cm" svg:height="3.506cm" svg:x="1.4cm" svg:y="-0.4cm" presentation:class="title" presentation:user-transformed="true">
          <draw:text-box>
            <text:p>Main</text:p>
          </draw:text-box>
        </draw:frame>
        <draw:custom-shape draw:style-name="gr2" draw:text-style-name="P1" xml:id="id5" draw:id="id5" draw:layer="layout" svg:width="6.056cm" svg:height="1.4cm" svg:x="10.644cm" svg:y="5.021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4cm" svg:x="9.9cm" svg:y="10.1cm">
          <text:p text:style-name="P1">Parser le fichier to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08cm" svg:height="2.2cm" draw:transform="skewX (-0.0139626340159546) translate (10.861cm 12.6cm)">
          <text:p text:style-name="P1">Vecteur de 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4cm" svg:height="1.4cm" svg:x="9.025cm" svg:y="16.241cm">
          <text:p text:style-name="P1">Visualisation de la cornée voulu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11.5cm" svg:x2="13.715cm" svg:y2="12.6cm" draw:start-shape="id1" draw:start-glue-point="2" draw:end-shape="id2" svg:d="M13700 11500v550h15v550" svg:viewBox="0 0 16 1101">
          <text:p/>
        </draw:connector>
        <draw:connector draw:style-name="gr3" draw:text-style-name="P1" draw:layer="layout" svg:x1="13.745cm" svg:y1="14.8cm" svg:x2="13.725cm" svg:y2="16.241cm" draw:start-shape="id2" draw:start-glue-point="8" draw:end-shape="id3" svg:d="M13745 14800v721h-20v720" svg:viewBox="0 0 21 1442">
          <text:p/>
        </draw:connector>
        <draw:custom-shape draw:style-name="gr2" draw:text-style-name="P1" xml:id="id4" draw:id="id4" draw:layer="layout" svg:width="4cm" svg:height="1.6cm" svg:x="11.7cm" svg:y="7.4cm">
          <text:p text:style-name="P1">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2cm" svg:height="1cm" svg:x="11.1cm" svg:y="3cm">
          <text:p text:style-name="P1">Path du fichi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9cm" svg:x2="13.7cm" svg:y2="10.1cm" draw:start-shape="id4" draw:start-glue-point="8" draw:end-shape="id1" draw:end-glue-point="0" svg:d="M13700 9000v1100" svg:viewBox="0 0 1 1101">
          <text:p/>
        </draw:connector>
        <draw:connector draw:style-name="gr3" draw:text-style-name="P1" draw:layer="layout" svg:x1="13.672cm" svg:y1="6.421cm" svg:x2="13.7cm" svg:y2="7.4cm" draw:start-shape="id5" draw:start-glue-point="2" draw:end-shape="id4" draw:end-glue-point="4" svg:d="M13672 6421v490h28v489" svg:viewBox="0 0 29 980">
          <text:p/>
        </draw:connector>
        <draw:connector draw:style-name="gr3" draw:text-style-name="P1" draw:layer="layout" svg:x1="13.7cm" svg:y1="4cm" svg:x2="13.672cm" svg:y2="5.021cm" draw:start-shape="id6" draw:start-glue-point="2" draw:end-shape="id5" draw:end-glue-point="0" svg:d="M13700 4000v511h-28v510" svg:viewBox="0 0 29 1022">
          <text:p/>
        </draw:connector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9">
        <draw:frame presentation:style-name="pr1" draw:layer="layout" svg:width="25.199cm" svg:height="3.506cm" svg:x="1.201cm" svg:y="8.2cm" presentation:class="title" presentation:user-transformed="true">
          <draw:text-box>
            <text:p>ParserString</text:p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1T19">
        <draw:frame presentation:style-name="pr1" draw:layer="layout" svg:width="25.199cm" svg:height="3.506cm" svg:x="1.4cm" svg:y="0.837cm" presentation:class="title">
          <draw:text-box>
            <text:p>explode</text:p>
          </draw:text-box>
        </draw:frame>
        <draw:custom-shape draw:style-name="gr2" draw:text-style-name="P1" xml:id="id7" draw:id="id7" draw:layer="layout" svg:width="3.4cm" svg:height="1.6cm" svg:x="3.8cm" svg:y="7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2cm" svg:height="1.4cm" svg:x="9.6cm" svg:y="5.6cm">
          <text:p text:style-name="P1">Delimiter 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2cm" svg:height="1.4cm" svg:x="9.4cm" svg:y="8.8cm">
          <text:p text:style-name="P1">senten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2cm" svg:y1="7.8cm" svg:x2="9.6cm" svg:y2="6.3cm" draw:start-shape="id7" draw:start-glue-point="1" draw:end-shape="id8" draw:end-glue-point="3" svg:d="M7200 7800h1200v-1500h1200" svg:viewBox="0 0 2401 1501">
          <text:p/>
        </draw:connector>
        <draw:connector draw:style-name="gr3" draw:text-style-name="P1" draw:layer="layout" draw:line-skew="-0.237cm" svg:x1="8.426cm" svg:y1="7.775cm" svg:x2="9.4cm" svg:y2="9.5cm" draw:end-shape="id9" svg:d="M8426 7775v1725h974" svg:viewBox="0 0 975 1726">
          <text:p/>
        </draw:connector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0cm" svg:height="0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2T11:02:49.242842923</meta:creation-date>
    <dc:date>2015-05-22T11:51:42.233190396</dc:date>
    <dc:creator>exopole </dc:creator>
    <meta:editing-duration>PT29M4S</meta:editing-duration>
    <meta:editing-cycles>1</meta:editing-cycles>
    <meta:document-statistic meta:object-count="60"/>
    <meta:generator>LibreOffice/4.2.8.2$Linux_X86_64 LibreOffice_project/420m0$Build-2</meta:generator>
  </office:meta>
</office:document-meta>
</file>